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943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093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69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393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611cm" fo:min-width="2.06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29cm" fo:min-width="7.443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041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2.202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343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743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94cm" fo:min-width="3.293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2.37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623cm" fo:min-width="1.72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7cm" fo:min-width="0.51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51cm" fo:min-width="3.451cm" fo:padding-top="0.1cm" fo:padding-bottom="0.1cm" fo:padding-left="0.1cm" fo:padding-right="0.1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3.45cm" svg:height="1.036cm" svg:x="2.15cm" svg:y="6.914cm">
          <text:p text:style-name="P1"><text:span text:style-name="T1">FIP Data </text:span><text:span text:style-name="T1">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0.75cm" svg:y="6.48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4.6cm" svg:height="1.036cm" svg:x="10.1cm" svg:y="3.416cm">
          <text:p text:style-name="P1"><text:span text:style-name="T1">FAIR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191cm" svg:height="0.001cm" draw:transform="rotate (-3.14159265358979) translate (10.741cm 7.46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48;p28" draw:style-name="gr5" draw:text-style-name="P3" draw:layer="layout" svg:width="0.017cm" svg:height="1.737cm" draw:transform="rotate (-3.14159265358979) translate (12.388cm 6.1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2" draw:layer="layout" svg:width="4.9cm" svg:height="1.036cm" svg:x="18.2cm" svg:y="6.15cm">
          <text:p text:style-name="P1"><text:span text:style-name="T1">FAIR-Enabl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3" draw:layer="layout" svg:width="2.564cm" svg:height="1.861cm" svg:x="13.786cm" svg:y="8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5" draw:layer="layout" svg:width="5.351cm" svg:height="1.036cm" svg:x="12.356cm" svg:y="5.036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2" draw:layer="layout" svg:width="5.597cm" svg:height="1.152cm" svg:x="5.266cm" svg:y="7.356cm">
          <text:p text:style-name="P1"><text:span text:style-name="T2">refers-to-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10" draw:text-style-name="P7" draw:layer="layout" svg:width="7.95cm" svg:height="2.236cm" svg:x="7.15cm" svg:y="8.714cm">
          <text:p text:style-name="P6"><text:span text:style-name="T2">declares-current-use-of /</text:span></text:p>
          <text:p text:style-name="P6"><text:span text:style-name="T2">declares-planned-use-of /</text:span></text:p>
          <text:p text:style-name="P6"><text:span text:style-name="T2">declares-planned-development-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1" draw:text-style-name="P2" draw:layer="layout" svg:width="6.012cm" svg:height="1.619cm" svg:x="1.1cm" svg:y="0.231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2" draw:text-style-name="P3" draw:layer="layout" svg:width="0.031cm" svg:height="4.291cm" draw:transform="rotate (-3.14159265358979) translate (3.999cm 6.1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5" draw:layer="layout" svg:width="5.351cm" svg:height="1.036cm" svg:x="4.1cm" svg:y="3.764cm">
          <text:p text:style-name="P4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3" draw:text-style-name="P8" draw:layer="layout" svg:width="3.832cm" svg:height="5.313cm" svg:x="1.95cm" svg:y="6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0" draw:style-name="gr14" draw:text-style-name="P2" draw:layer="layout" svg:width="3.85cm" svg:height="1.036cm" svg:x="-0.3cm" svg:y="5.614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1" draw:style-name="gr14" draw:text-style-name="P2" draw:layer="layout" svg:width="3.85cm" svg:height="1.036cm" svg:x="2cm" svg:y="9.099cm">
          <text:p text:style-name="P1"><text:span text:style-name="T1">FIP Metadata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_0" draw:style-name="gr15" draw:text-style-name="P2" draw:layer="layout" svg:width="4.25cm" svg:height="1.036cm" svg:x="10.2cm" svg:y="0.825cm">
          <text:p text:style-name="P1"><text:span text:style-name="T1">(data ste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_0" draw:style-name="gr5" draw:text-style-name="P3" draw:layer="layout" svg:width="0.017cm" svg:height="1.737cm" draw:transform="rotate (-3.14159265358979) translate (12.331cm 3.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_0" draw:style-name="gr8" draw:text-style-name="P5" draw:layer="layout" svg:width="5.351cm" svg:height="1.036cm" svg:x="12.299cm" svg:y="2.445cm">
          <text:p text:style-name="P4"><text:span text:style-name="T2">has-data-st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2" draw:style-name="gr1" draw:text-style-name="P2" draw:layer="layout" svg:width="3.45cm" svg:height="1.036cm" svg:x="16.15cm" svg:y="7.25cm">
          <text:p text:style-name="P1"><text:span text:style-name="T1">Available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_0" draw:style-name="gr13" draw:text-style-name="P8" draw:layer="layout" svg:width="3.832cm" svg:height="5.313cm" svg:x="15.95cm" svg:y="6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4" draw:style-name="gr16" draw:text-style-name="P2" draw:layer="layout" svg:width="3.8cm" svg:height="1.701cm" svg:x="15.95cm" svg:y="9.235cm">
          <text:p text:style-name="P1"><text:span text:style-name="T1">Resource to </text:span><text:span text:style-name="T1">be Develo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_0" draw:style-name="gr17" draw:text-style-name="P3" draw:layer="layout" svg:width="2.876cm" svg:height="0.023cm" svg:x="13.774cm" svg:y="8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8_1" draw:style-name="gr18" draw:text-style-name="P3" draw:layer="layout" svg:width="2.226cm" svg:height="0.873cm" svg:x="13.774cm" svg:y="8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_1" draw:style-name="gr19" draw:text-style-name="P3" draw:layer="layout" svg:width="1.017cm" svg:height="0.95cm" draw:transform="rotate (-3.14159265358979) translate (11.667cm 7.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8_0" draw:style-name="gr20" draw:text-style-name="P10" draw:layer="layout" svg:width="3.65cm" svg:height="0.85cm" svg:x="7.65cm" svg:y="5.75cm">
          <text:p text:style-name="P9"><text:span text:style-name="T2">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19-07-25T08:43:18.850052344</meta:creation-date>
    <dc:date>2020-09-24T07:45:47.096512389</dc:date>
    <dc:creator>Tobias Kuhn</dc:creator>
    <meta:editing-duration>PT33M45S</meta:editing-duration>
    <meta:editing-cycles>17</meta:editing-cycles>
    <meta:generator>LibreOffice/6.4.5.2$Linux_X86_64 LibreOffice_project/40$Build-2</meta:generator>
    <meta:document-statistic meta:object-count="26"/>
  </office:meta>
</office:document-meta>
</file>